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542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adical number</text:p>
          </table:table-cell>
          <table:table-cell table:style-name="ce1" office:value-type="string" calcext:value-type="string">
            <text:p>Radical</text:p>
          </table:table-cell>
          <table:table-cell table:style-name="ce4" office:value-type="string" calcext:value-type="string">
            <text:p>Pinyin</text:p>
          </table:table-cell>
          <table:table-cell table:style-name="ce6" office:value-type="string" calcext:value-type="string">
            <text:p>Strokes</text:p>
          </table:table-cell>
          <table:table-cell table:style-name="ce4" office:value-type="string" calcext:value-type="string">
            <text:p>Meaning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一</text:p>
          </table:table-cell>
          <table:table-cell table:style-name="ce5" office:value-type="string" calcext:value-type="string">
            <text:p>yī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One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丨</text:p>
          </table:table-cell>
          <table:table-cell table:style-name="ce5" office:value-type="string" calcext:value-type="string">
            <text:p>gǔ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Vertical Line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丶</text:p>
          </table:table-cell>
          <table:table-cell table:style-name="ce5" office:value-type="string" calcext:value-type="string">
            <text:p>zhǔ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ot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丿</text:p>
          </table:table-cell>
          <table:table-cell table:style-name="ce5" office:value-type="string" calcext:value-type="string">
            <text:p>piě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lash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乀</text:p>
          </table:table-cell>
          <table:table-cell table:style-name="ce5" office:value-type="string" calcext:value-type="string">
            <text:p>piě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lash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乁</text:p>
          </table:table-cell>
          <table:table-cell table:style-name="ce5" office:value-type="string" calcext:value-type="string">
            <text:p>piě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lash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乙</text:p>
          </table:table-cell>
          <table:table-cell table:style-name="ce5" office:value-type="string" calcext:value-type="string">
            <text:p>yǐ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econd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乚</text:p>
          </table:table-cell>
          <table:table-cell table:style-name="ce5" office:value-type="string" calcext:value-type="string">
            <text:p>yǐ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econd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亅</text:p>
          </table:table-cell>
          <table:table-cell table:style-name="ce5" office:value-type="string" calcext:value-type="string">
            <text:p>jué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Hook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二</text:p>
          </table:table-cell>
          <table:table-cell table:style-name="ce5" office:value-type="string" calcext:value-type="string">
            <text:p>èr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Two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亠</text:p>
          </table:table-cell>
          <table:table-cell table:style-name="ce5" office:value-type="string" calcext:value-type="string">
            <text:p>tóu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Lid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人 </text:p>
          </table:table-cell>
          <table:table-cell table:style-name="ce5" office:value-type="string" calcext:value-type="string">
            <text:p>rén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erson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亻</text:p>
          </table:table-cell>
          <table:table-cell table:style-name="ce5" office:value-type="string" calcext:value-type="string">
            <text:p>rén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erson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儿</text:p>
          </table:table-cell>
          <table:table-cell table:style-name="ce5" office:value-type="string" calcext:value-type="string">
            <text:p>rén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hild / Legs</text:p>
          </table:table-cell>
          <table:table-cell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入</text:p>
          </table:table-cell>
          <table:table-cell table:style-name="ce5" office:value-type="string" calcext:value-type="string">
            <text:p>rù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Enter</text:p>
          </table:table-cell>
          <table:table-cell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八 </text:p>
          </table:table-cell>
          <table:table-cell table:style-name="ce5" office:value-type="string" calcext:value-type="string">
            <text:p>bā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Eight</text:p>
          </table:table-cell>
          <table:table-cell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丷</text:p>
          </table:table-cell>
          <table:table-cell table:style-name="ce5" office:value-type="string" calcext:value-type="string">
            <text:p>bā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Eight</text:p>
          </table:table-cell>
          <table:table-cell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冂</text:p>
          </table:table-cell>
          <table:table-cell table:style-name="ce5" office:value-type="string" calcext:value-type="string">
            <text:p>jiōng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Down box</text:p>
          </table:table-cell>
          <table:table-cell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冖</text:p>
          </table:table-cell>
          <table:table-cell table:style-name="ce5" office:value-type="string" calcext:value-type="string">
            <text:p>mì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ver</text:p>
          </table:table-cell>
          <table:table-cell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冫</text:p>
          </table:table-cell>
          <table:table-cell table:style-name="ce5" office:value-type="string" calcext:value-type="string">
            <text:p>bīng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ce</text:p>
          </table:table-cell>
          <table:table-cell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几</text:p>
          </table:table-cell>
          <table:table-cell table:style-name="ce5" office:value-type="string" calcext:value-type="string">
            <text:p>jǐ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Table</text:p>
          </table:table-cell>
          <table:table-cell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凵</text:p>
          </table:table-cell>
          <table:table-cell table:style-name="ce5" office:value-type="string" calcext:value-type="string">
            <text:p>qiǎn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Open box</text:p>
          </table:table-cell>
          <table:table-cell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刂 </text:p>
          </table:table-cell>
          <table:table-cell table:style-name="ce5" office:value-type="string" calcext:value-type="string">
            <text:p>dāo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Knife</text:p>
          </table:table-cell>
          <table:table-cell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刁</text:p>
          </table:table-cell>
          <table:table-cell table:style-name="ce5" office:value-type="string" calcext:value-type="string">
            <text:p>dāo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Knife</text:p>
          </table:table-cell>
          <table:table-cell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刀</text:p>
          </table:table-cell>
          <table:table-cell table:style-name="ce5" office:value-type="string" calcext:value-type="string">
            <text:p>dāo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Knife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力</text:p>
          </table:table-cell>
          <table:table-cell table:style-name="ce5" office:value-type="string" calcext:value-type="string">
            <text:p>lì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trength / Power</text:p>
          </table:table-cell>
          <table:table-cell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勹</text:p>
          </table:table-cell>
          <table:table-cell table:style-name="ce5" office:value-type="string" calcext:value-type="string">
            <text:p>bāo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Wrap</text:p>
          </table:table-cell>
          <table:table-cell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匕</text:p>
          </table:table-cell>
          <table:table-cell table:style-name="ce5" office:value-type="string" calcext:value-type="string">
            <text:p>bǐ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Dagger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匚</text:p>
          </table:table-cell>
          <table:table-cell table:style-name="ce5" office:value-type="string" calcext:value-type="string">
            <text:p>fāng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ight open box</text:p>
          </table:table-cell>
          <table:table-cell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匸</text:p>
          </table:table-cell>
          <table:table-cell table:style-name="ce5" office:value-type="string" calcext:value-type="string">
            <text:p>xì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Hiding enclosure</text:p>
          </table:table-cell>
          <table:table-cell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十</text:p>
          </table:table-cell>
          <table:table-cell table:style-name="ce5" office:value-type="string" calcext:value-type="string">
            <text:p>shí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Ten</text:p>
          </table:table-cell>
          <table:table-cell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卜</text:p>
          </table:table-cell>
          <table:table-cell table:style-name="ce5" office:value-type="string" calcext:value-type="string">
            <text:p>bǔ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Divination</text:p>
          </table:table-cell>
          <table:table-cell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卩</text:p>
          </table:table-cell>
          <table:table-cell table:style-name="ce5" office:value-type="string" calcext:value-type="string">
            <text:p>jié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eal/Joint</text:p>
          </table:table-cell>
          <table:table-cell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厂</text:p>
          </table:table-cell>
          <table:table-cell table:style-name="ce5" office:value-type="string" calcext:value-type="string">
            <text:p>hǎn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liff/House</text:p>
          </table:table-cell>
          <table:table-cell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厶</text:p>
          </table:table-cell>
          <table:table-cell table:style-name="ce5" office:value-type="string" calcext:value-type="string">
            <text:p>mǒu/sī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rivate</text:p>
          </table:table-cell>
          <table:table-cell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又</text:p>
          </table:table-cell>
          <table:table-cell table:style-name="ce5" office:value-type="string" calcext:value-type="string">
            <text:p>yòu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Hand / Again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口</text:p>
          </table:table-cell>
          <table:table-cell table:style-name="ce5" office:value-type="string" calcext:value-type="string">
            <text:p>kǒu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outh / Opening</text:p>
          </table:table-cell>
          <table:table-cell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囗</text:p>
          </table:table-cell>
          <table:table-cell table:style-name="ce5" office:value-type="string" calcext:value-type="string">
            <text:p>wéi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Enclosure</text:p>
          </table:table-cell>
          <table:table-cell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土</text:p>
          </table:table-cell>
          <table:table-cell table:style-name="ce5" office:value-type="string" calcext:value-type="string">
            <text:p>tǔ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Earth / Soil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士</text:p>
          </table:table-cell>
          <table:table-cell table:style-name="ce5" office:value-type="string" calcext:value-type="string">
            <text:p>shì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oldier / Scholar</text:p>
          </table:table-cell>
          <table:table-cell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夂</text:p>
          </table:table-cell>
          <table:table-cell table:style-name="ce5" office:value-type="string" calcext:value-type="string">
            <text:p>zhǐ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Go</text:p>
          </table:table-cell>
          <table:table-cell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夊</text:p>
          </table:table-cell>
          <table:table-cell table:style-name="ce5" office:value-type="string" calcext:value-type="string">
            <text:p>suī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Go slowly</text:p>
          </table:table-cell>
          <table:table-cell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夕</text:p>
          </table:table-cell>
          <table:table-cell table:style-name="ce5" office:value-type="string" calcext:value-type="string">
            <text:p>xī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Night</text:p>
          </table:table-cell>
          <table:table-cell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大</text:p>
          </table:table-cell>
          <table:table-cell table:style-name="ce5" office:value-type="string" calcext:value-type="string">
            <text:p>dà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ig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女</text:p>
          </table:table-cell>
          <table:table-cell table:style-name="ce5" office:value-type="string" calcext:value-type="string">
            <text:p>nǚ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Woman / Female</text:p>
          </table:table-cell>
          <table:table-cell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子</text:p>
          </table:table-cell>
          <table:table-cell table:style-name="ce5" office:value-type="string" calcext:value-type="string">
            <text:p>zǐ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hild / Son</text:p>
          </table:table-cell>
          <table:table-cell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宀</text:p>
          </table:table-cell>
          <table:table-cell table:style-name="ce5" office:value-type="string" calcext:value-type="string">
            <text:p>miá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Roof</text:p>
          </table:table-cell>
          <table:table-cell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寸</text:p>
          </table:table-cell>
          <table:table-cell table:style-name="ce5" office:value-type="string" calcext:value-type="string">
            <text:p>cù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nch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小</text:p>
          </table:table-cell>
          <table:table-cell table:style-name="ce5" office:value-type="string" calcext:value-type="string">
            <text:p>xiǎo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mall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⺌</text:p>
          </table:table-cell>
          <table:table-cell table:style-name="ce5" office:value-type="string" calcext:value-type="string">
            <text:p>xiǎo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mall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⺍</text:p>
          </table:table-cell>
          <table:table-cell table:style-name="ce5" office:value-type="string" calcext:value-type="string">
            <text:p>xiǎo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mall</text:p>
          </table:table-cell>
          <table:table-cell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尢</text:p>
          </table:table-cell>
          <table:table-cell table:style-name="ce5" office:value-type="string" calcext:value-type="string">
            <text:p>wāng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Lame</text:p>
          </table:table-cell>
          <table:table-cell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尸</text:p>
          </table:table-cell>
          <table:table-cell table:style-name="ce5" office:value-type="string" calcext:value-type="string">
            <text:p>shī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orpse</text:p>
          </table:table-cell>
          <table:table-cell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屮</text:p>
          </table:table-cell>
          <table:table-cell table:style-name="ce5" office:value-type="string" calcext:value-type="string">
            <text:p>chè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prout</text:p>
          </table:table-cell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山</text:p>
          </table:table-cell>
          <table:table-cell table:style-name="ce5" office:value-type="string" calcext:value-type="string">
            <text:p>shā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ountain / Hill</text:p>
          </table:table-cell>
          <table:table-cell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川 </text:p>
          </table:table-cell>
          <table:table-cell table:style-name="ce5" office:value-type="string" calcext:value-type="string">
            <text:p>chuā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River</text:p>
          </table:table-cell>
          <table:table-cell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巛</text:p>
          </table:table-cell>
          <table:table-cell table:style-name="ce5" office:value-type="string" calcext:value-type="string">
            <text:p>chuā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River</text:p>
          </table:table-cell>
          <table:table-cell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工</text:p>
          </table:table-cell>
          <table:table-cell table:style-name="ce5" office:value-type="string" calcext:value-type="string">
            <text:p>gōng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Work</text:p>
          </table:table-cell>
          <table:table-cell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己</text:p>
          </table:table-cell>
          <table:table-cell table:style-name="ce5" office:value-type="string" calcext:value-type="string">
            <text:p>jǐ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elf</text:p>
          </table:table-cell>
          <table:table-cell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巾</text:p>
          </table:table-cell>
          <table:table-cell table:style-name="ce5" office:value-type="string" calcext:value-type="string">
            <text:p>jī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Towel</text:p>
          </table:table-cell>
          <table:table-cell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干</text:p>
          </table:table-cell>
          <table:table-cell table:style-name="ce5" office:value-type="string" calcext:value-type="string">
            <text:p>gān/gà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Dry / Do</text:p>
          </table:table-cell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幺</text:p>
          </table:table-cell>
          <table:table-cell table:style-name="ce5" office:value-type="string" calcext:value-type="string">
            <text:p>yāo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Youngest / Small</text:p>
          </table:table-cell>
          <table:table-cell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广</text:p>
          </table:table-cell>
          <table:table-cell table:style-name="ce5" office:value-type="string" calcext:value-type="string">
            <text:p>guǎng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helter / Broad</text:p>
          </table:table-cell>
          <table:table-cell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廴</text:p>
          </table:table-cell>
          <table:table-cell table:style-name="ce5" office:value-type="string" calcext:value-type="string">
            <text:p>yǐ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tride</text:p>
          </table:table-cell>
          <table:table-cell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廾</text:p>
          </table:table-cell>
          <table:table-cell table:style-name="ce5" office:value-type="string" calcext:value-type="string">
            <text:p>gǒng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ands joined</text:p>
          </table:table-cell>
          <table:table-cell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弋</text:p>
          </table:table-cell>
          <table:table-cell table:style-name="ce5" office:value-type="string" calcext:value-type="string">
            <text:p>yì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hoot with a bow</text:p>
          </table:table-cell>
          <table:table-cell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弓</text:p>
          </table:table-cell>
          <table:table-cell table:style-name="ce5" office:value-type="string" calcext:value-type="string">
            <text:p>gōng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ow</text:p>
          </table:table-cell>
          <table:table-cell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彐 </text:p>
          </table:table-cell>
          <table:table-cell table:style-name="ce5" office:value-type="string" calcext:value-type="string">
            <text:p>jì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nout</text:p>
          </table:table-cell>
          <table:table-cell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彑</text:p>
          </table:table-cell>
          <table:table-cell table:style-name="ce5" office:value-type="string" calcext:value-type="string">
            <text:p>jì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nout</text:p>
          </table:table-cell>
          <table:table-cell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彡</text:p>
          </table:table-cell>
          <table:table-cell table:style-name="ce5" office:value-type="string" calcext:value-type="string">
            <text:p>shā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air</text:p>
          </table:table-cell>
          <table:table-cell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彳</text:p>
          </table:table-cell>
          <table:table-cell table:style-name="ce5" office:value-type="string" calcext:value-type="string">
            <text:p>chì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tep</text:p>
          </table:table-cell>
          <table:table-cell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忄</text:p>
          </table:table-cell>
          <table:table-cell table:style-name="ce5" office:value-type="string" calcext:value-type="string">
            <text:p>xī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ental</text:p>
          </table:table-cell>
          <table:table-cell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心 </text:p>
          </table:table-cell>
          <table:table-cell table:style-name="ce5" office:value-type="string" calcext:value-type="string">
            <text:p>xīn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Heart / Mind</text:p>
          </table:table-cell>
          <table:table-cell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戈</text:p>
          </table:table-cell>
          <table:table-cell table:style-name="ce5" office:value-type="string" calcext:value-type="string">
            <text:p>gē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pear</text:p>
          </table:table-cell>
          <table:table-cell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户</text:p>
          </table:table-cell>
          <table:table-cell table:style-name="ce5" office:value-type="string" calcext:value-type="string">
            <text:p>hù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Door</text:p>
          </table:table-cell>
          <table:table-cell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戶</text:p>
          </table:table-cell>
          <table:table-cell table:style-name="ce5" office:value-type="string" calcext:value-type="string">
            <text:p>hù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Door</text:p>
          </table:table-cell>
          <table:table-cell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扌</text:p>
          </table:table-cell>
          <table:table-cell table:style-name="ce5" office:value-type="string" calcext:value-type="string">
            <text:p>shǒu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and</text:p>
          </table:table-cell>
          <table:table-cell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手</text:p>
          </table:table-cell>
          <table:table-cell table:style-name="ce5" office:value-type="string" calcext:value-type="string">
            <text:p>shǒu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Hand</text:p>
          </table:table-cell>
          <table:table-cell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支</text:p>
          </table:table-cell>
          <table:table-cell table:style-name="ce5" office:value-type="string" calcext:value-type="string">
            <text:p>zhī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Branch</text:p>
          </table:table-cell>
          <table:table-cell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攴</text:p>
          </table:table-cell>
          <table:table-cell table:style-name="ce5" office:value-type="string" calcext:value-type="string">
            <text:p>pū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Rap/Beat</text:p>
          </table:table-cell>
          <table:table-cell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攵</text:p>
          </table:table-cell>
          <table:table-cell table:style-name="ce5" office:value-type="string" calcext:value-type="string">
            <text:p>pū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Rap/Beat</text:p>
          </table:table-cell>
          <table:table-cell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文</text:p>
          </table:table-cell>
          <table:table-cell table:style-name="ce5" office:value-type="string" calcext:value-type="string">
            <text:p>wén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cript</text:p>
          </table:table-cell>
          <table:table-cell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斗</text:p>
          </table:table-cell>
          <table:table-cell table:style-name="ce5" office:value-type="string" calcext:value-type="string">
            <text:p>dǒu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Vessel / Struggle</text:p>
          </table:table-cell>
          <table:table-cell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斤</text:p>
          </table:table-cell>
          <table:table-cell table:style-name="ce5" office:value-type="string" calcext:value-type="string">
            <text:p>jīn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Axe / pound</text:p>
          </table:table-cell>
          <table:table-cell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方</text:p>
          </table:table-cell>
          <table:table-cell table:style-name="ce5" office:value-type="string" calcext:value-type="string">
            <text:p>fāng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quare</text:p>
          </table:table-cell>
          <table:table-cell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无</text:p>
          </table:table-cell>
          <table:table-cell table:style-name="ce5" office:value-type="string" calcext:value-type="string">
            <text:p>wú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Not / None</text:p>
          </table:table-cell>
          <table:table-cell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旡</text:p>
          </table:table-cell>
          <table:table-cell table:style-name="ce5" office:value-type="string" calcext:value-type="string">
            <text:p>jì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hoke on something eaten</text:p>
          </table:table-cell>
          <table:table-cell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日</text:p>
          </table:table-cell>
          <table:table-cell table:style-name="ce5" office:value-type="string" calcext:value-type="string">
            <text:p>rì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un</text:p>
          </table:table-cell>
          <table:table-cell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曰</text:p>
          </table:table-cell>
          <table:table-cell table:style-name="ce5" office:value-type="string" calcext:value-type="string">
            <text:p>yuē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ay</text:p>
          </table:table-cell>
          <table:table-cell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月</text:p>
          </table:table-cell>
          <table:table-cell table:style-name="ce5" office:value-type="string" calcext:value-type="string">
            <text:p>yuè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Moon</text:p>
          </table:table-cell>
          <table:table-cell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朩</text:p>
          </table:table-cell>
          <table:table-cell table:style-name="ce5" office:value-type="string" calcext:value-type="string">
            <text:p>mù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Tree</text:p>
          </table:table-cell>
          <table:table-cell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木</text:p>
          </table:table-cell>
          <table:table-cell table:style-name="ce5" office:value-type="string" calcext:value-type="string">
            <text:p>mù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Tree / Wood / Plant</text:p>
          </table:table-cell>
          <table:table-cell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欠</text:p>
          </table:table-cell>
          <table:table-cell table:style-name="ce5" office:value-type="string" calcext:value-type="string">
            <text:p>qiàn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Lack</text:p>
          </table:table-cell>
          <table:table-cell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止</text:p>
          </table:table-cell>
          <table:table-cell table:style-name="ce5" office:value-type="string" calcext:value-type="string">
            <text:p>zhǐ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top</text:p>
          </table:table-cell>
          <table:table-cell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歹</text:p>
          </table:table-cell>
          <table:table-cell table:style-name="ce5" office:value-type="string" calcext:value-type="string">
            <text:p>dǎi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Death</text:p>
          </table:table-cell>
          <table:table-cell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殳</text:p>
          </table:table-cell>
          <table:table-cell table:style-name="ce5" office:value-type="string" calcext:value-type="string">
            <text:p>shū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Weapon</text:p>
          </table:table-cell>
          <table:table-cell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母</text:p>
          </table:table-cell>
          <table:table-cell table:style-name="ce5" office:value-type="string" calcext:value-type="string">
            <text:p>mǔ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Mother</text:p>
          </table:table-cell>
          <table:table-cell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比</text:p>
          </table:table-cell>
          <table:table-cell table:style-name="ce5" office:value-type="string" calcext:value-type="string">
            <text:p>bǐ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mpare</text:p>
          </table:table-cell>
          <table:table-cell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毛</text:p>
          </table:table-cell>
          <table:table-cell table:style-name="ce5" office:value-type="string" calcext:value-type="string">
            <text:p>máo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Hair / Fur</text:p>
          </table:table-cell>
          <table:table-cell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氏</text:p>
          </table:table-cell>
          <table:table-cell table:style-name="ce5" office:value-type="string" calcext:value-type="string">
            <text:p>shì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lan</text:p>
          </table:table-cell>
          <table:table-cell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气</text:p>
          </table:table-cell>
          <table:table-cell table:style-name="ce5" office:value-type="string" calcext:value-type="string">
            <text:p>qì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Gas / Steam</text:p>
          </table:table-cell>
          <table:table-cell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氵</text:p>
          </table:table-cell>
          <table:table-cell table:style-name="ce5" office:value-type="string" calcext:value-type="string">
            <text:p>shuǐ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Water</text:p>
          </table:table-cell>
          <table:table-cell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水</text:p>
          </table:table-cell>
          <table:table-cell table:style-name="ce5" office:value-type="string" calcext:value-type="string">
            <text:p>shuǐ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Water / Liquid</text:p>
          </table:table-cell>
          <table:table-cell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氺</text:p>
          </table:table-cell>
          <table:table-cell table:style-name="ce5" office:value-type="string" calcext:value-type="string">
            <text:p>shuǐ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Water</text:p>
          </table:table-cell>
          <table:table-cell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火</text:p>
          </table:table-cell>
          <table:table-cell table:style-name="ce5" office:value-type="string" calcext:value-type="string">
            <text:p>huǒ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ire</text:p>
          </table:table-cell>
          <table:table-cell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<text:s/>灬</text:p>
          </table:table-cell>
          <table:table-cell table:style-name="ce5" office:value-type="string" calcext:value-type="string">
            <text:p>huǒ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ire</text:p>
          </table:table-cell>
          <table:table-cell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爪 </text:p>
          </table:table-cell>
          <table:table-cell table:style-name="ce5" office:value-type="string" calcext:value-type="string">
            <text:p>zhǎo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law</text:p>
          </table:table-cell>
          <table:table-cell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爫</text:p>
          </table:table-cell>
          <table:table-cell table:style-name="ce5" office:value-type="string" calcext:value-type="string">
            <text:p>zhuǎ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law</text:p>
          </table:table-cell>
          <table:table-cell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父</text:p>
          </table:table-cell>
          <table:table-cell table:style-name="ce5" office:value-type="string" calcext:value-type="string">
            <text:p>fù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ather</text:p>
          </table:table-cell>
          <table:table-cell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爻</text:p>
          </table:table-cell>
          <table:table-cell table:style-name="ce5" office:value-type="string" calcext:value-type="string">
            <text:p>yáo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Lines on a trigram</text:p>
          </table:table-cell>
          <table:table-cell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爿</text:p>
          </table:table-cell>
          <table:table-cell table:style-name="ce5" office:value-type="string" calcext:value-type="string">
            <text:p>pán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Half of a tree trunk</text:p>
          </table:table-cell>
          <table:table-cell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片</text:p>
          </table:table-cell>
          <table:table-cell table:style-name="ce5" office:value-type="string" calcext:value-type="string">
            <text:p>qiáng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lice</text:p>
          </table:table-cell>
          <table:table-cell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牙</text:p>
          </table:table-cell>
          <table:table-cell table:style-name="ce5" office:value-type="string" calcext:value-type="string">
            <text:p>yá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Tooth</text:p>
          </table:table-cell>
          <table:table-cell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牛</text:p>
          </table:table-cell>
          <table:table-cell table:style-name="ce5" office:value-type="string" calcext:value-type="string">
            <text:p>niú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w</text:p>
          </table:table-cell>
          <table:table-cell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<text:s/>牜</text:p>
          </table:table-cell>
          <table:table-cell table:style-name="ce5" office:value-type="string" calcext:value-type="string">
            <text:p>niú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w</text:p>
          </table:table-cell>
          <table:table-cell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⺧</text:p>
          </table:table-cell>
          <table:table-cell table:style-name="ce5" office:value-type="string" calcext:value-type="string">
            <text:p>niú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w</text:p>
          </table:table-cell>
          <table:table-cell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犭</text:p>
          </table:table-cell>
          <table:table-cell table:style-name="ce5" office:value-type="string" calcext:value-type="string">
            <text:p>quǎ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nimal</text:p>
          </table:table-cell>
          <table:table-cell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犬</text:p>
          </table:table-cell>
          <table:table-cell table:style-name="ce5" office:value-type="string" calcext:value-type="string">
            <text:p>quǎn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Dog</text:p>
          </table:table-cell>
          <table:table-cell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玄</text:p>
          </table:table-cell>
          <table:table-cell table:style-name="ce5" office:value-type="string" calcext:value-type="string">
            <text:p>xuán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rofound</text:p>
          </table:table-cell>
          <table:table-cell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王</text:p>
          </table:table-cell>
          <table:table-cell table:style-name="ce5" office:value-type="string" calcext:value-type="string">
            <text:p>wáng 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King </text:p>
          </table:table-cell>
          <table:table-cell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玉</text:p>
          </table:table-cell>
          <table:table-cell table:style-name="ce5" office:value-type="string" calcext:value-type="string">
            <text:p>yù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Jade</text:p>
          </table:table-cell>
          <table:table-cell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瓜</text:p>
          </table:table-cell>
          <table:table-cell table:style-name="ce5" office:value-type="string" calcext:value-type="string">
            <text:p>guā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Melon</text:p>
          </table:table-cell>
          <table:table-cell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瓦</text:p>
          </table:table-cell>
          <table:table-cell table:style-name="ce5" office:value-type="string" calcext:value-type="string">
            <text:p>wǎ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Tile</text:p>
          </table:table-cell>
          <table:table-cell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甘</text:p>
          </table:table-cell>
          <table:table-cell table:style-name="ce5" office:value-type="string" calcext:value-type="string">
            <text:p>gān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weet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生</text:p>
          </table:table-cell>
          <table:table-cell table:style-name="ce5" office:value-type="string" calcext:value-type="string">
            <text:p>shēng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Life</text:p>
          </table:table-cell>
          <table:table-cell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用</text:p>
          </table:table-cell>
          <table:table-cell table:style-name="ce5" office:value-type="string" calcext:value-type="string">
            <text:p>yòng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Use</text:p>
          </table:table-cell>
          <table:table-cell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田</text:p>
          </table:table-cell>
          <table:table-cell table:style-name="ce5" office:value-type="string" calcext:value-type="string">
            <text:p>tián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Field</text:p>
          </table:table-cell>
          <table:table-cell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疋</text:p>
          </table:table-cell>
          <table:table-cell table:style-name="ce5" office:value-type="string" calcext:value-type="string">
            <text:p>pǐ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Foot</text:p>
          </table:table-cell>
          <table:table-cell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<text:s/>𤴔</text:p>
          </table:table-cell>
          <table:table-cell table:style-name="ce5" office:value-type="string" calcext:value-type="string">
            <text:p>pǐ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Foot</text:p>
          </table:table-cell>
          <table:table-cell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疒</text:p>
          </table:table-cell>
          <table:table-cell table:style-name="ce5" office:value-type="string" calcext:value-type="string">
            <text:p>nè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ick</text:p>
          </table:table-cell>
          <table:table-cell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癶</text:p>
          </table:table-cell>
          <table:table-cell table:style-name="ce5" office:value-type="string" calcext:value-type="string">
            <text:p>bō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Unbalanced footsteps</text:p>
          </table:table-cell>
          <table:table-cell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白</text:p>
          </table:table-cell>
          <table:table-cell table:style-name="ce5" office:value-type="string" calcext:value-type="string">
            <text:p>bái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White</text:p>
          </table:table-cell>
          <table:table-cell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皮</text:p>
          </table:table-cell>
          <table:table-cell table:style-name="ce5" office:value-type="string" calcext:value-type="string">
            <text:p>pí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kin</text:p>
          </table:table-cell>
          <table:table-cell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皿</text:p>
          </table:table-cell>
          <table:table-cell table:style-name="ce5" office:value-type="string" calcext:value-type="string">
            <text:p>mǐn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Dish</text:p>
          </table:table-cell>
          <table:table-cell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目</text:p>
          </table:table-cell>
          <table:table-cell table:style-name="ce5" office:value-type="string" calcext:value-type="string">
            <text:p>mù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Eye</text:p>
          </table:table-cell>
          <table:table-cell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矛</text:p>
          </table:table-cell>
          <table:table-cell table:style-name="ce5" office:value-type="string" calcext:value-type="string">
            <text:p>máo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pear</text:p>
          </table:table-cell>
          <table:table-cell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矢</text:p>
          </table:table-cell>
          <table:table-cell table:style-name="ce5" office:value-type="string" calcext:value-type="string">
            <text:p>shǐ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rrow</text:p>
          </table:table-cell>
          <table:table-cell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石</text:p>
          </table:table-cell>
          <table:table-cell table:style-name="ce5" office:value-type="string" calcext:value-type="string">
            <text:p>shí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tone</text:p>
          </table:table-cell>
          <table:table-cell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礻</text:p>
          </table:table-cell>
          <table:table-cell table:style-name="ce5" office:value-type="string" calcext:value-type="string">
            <text:p>shì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pirit</text:p>
          </table:table-cell>
          <table:table-cell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示</text:p>
          </table:table-cell>
          <table:table-cell table:style-name="ce5" office:value-type="string" calcext:value-type="string">
            <text:p>shì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pirit</text:p>
          </table:table-cell>
          <table:table-cell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禸</text:p>
          </table:table-cell>
          <table:table-cell table:style-name="ce5" office:value-type="string" calcext:value-type="string">
            <text:p>róu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Rub</text:p>
          </table:table-cell>
          <table:table-cell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禾</text:p>
          </table:table-cell>
          <table:table-cell table:style-name="ce5" office:value-type="string" calcext:value-type="string">
            <text:p>hé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Grain</text:p>
          </table:table-cell>
          <table:table-cell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穴</text:p>
          </table:table-cell>
          <table:table-cell table:style-name="ce5" office:value-type="string" calcext:value-type="string">
            <text:p>xué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ave</text:p>
          </table:table-cell>
          <table:table-cell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立</text:p>
          </table:table-cell>
          <table:table-cell table:style-name="ce5" office:value-type="string" calcext:value-type="string">
            <text:p>lì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tand</text:p>
          </table:table-cell>
          <table:table-cell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⺮ </text:p>
          </table:table-cell>
          <table:table-cell table:style-name="ce5" office:value-type="string" calcext:value-type="string">
            <text:p>zhú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Bamboo</text:p>
          </table:table-cell>
          <table:table-cell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竹</text:p>
          </table:table-cell>
          <table:table-cell table:style-name="ce5" office:value-type="string" calcext:value-type="string">
            <text:p>zhú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Bamboo</text:p>
          </table:table-cell>
          <table:table-cell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米</text:p>
          </table:table-cell>
          <table:table-cell table:style-name="ce5" office:value-type="string" calcext:value-type="string">
            <text:p>mǐ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Rice</text:p>
          </table:table-cell>
          <table:table-cell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纟</text:p>
          </table:table-cell>
          <table:table-cell table:style-name="ce5" office:value-type="string" calcext:value-type="string">
            <text:p>sī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ilk / Thread</text:p>
          </table:table-cell>
          <table:table-cell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糸 </text:p>
          </table:table-cell>
          <table:table-cell table:style-name="ce5" office:value-type="string" calcext:value-type="string">
            <text:p>sī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Silk / Relation</text:p>
          </table:table-cell>
          <table:table-cell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缶</text:p>
          </table:table-cell>
          <table:table-cell table:style-name="ce5" office:value-type="string" calcext:value-type="string">
            <text:p>fǒu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Jar</text:p>
          </table:table-cell>
          <table:table-cell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网</text:p>
          </table:table-cell>
          <table:table-cell table:style-name="ce5" office:value-type="string" calcext:value-type="string">
            <text:p>wǎng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Net</text:p>
          </table:table-cell>
          <table:table-cell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罒</text:p>
          </table:table-cell>
          <table:table-cell table:style-name="ce5" office:value-type="string" calcext:value-type="string">
            <text:p>wǎng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et</text:p>
          </table:table-cell>
          <table:table-cell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罓</text:p>
          </table:table-cell>
          <table:table-cell table:style-name="ce5" office:value-type="string" calcext:value-type="string">
            <text:p>wǎng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Net</text:p>
          </table:table-cell>
          <table:table-cell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羊</text:p>
          </table:table-cell>
          <table:table-cell table:style-name="ce5" office:value-type="string" calcext:value-type="string">
            <text:p>yáng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Sheep</text:p>
          </table:table-cell>
          <table:table-cell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⺶</text:p>
          </table:table-cell>
          <table:table-cell table:style-name="ce5" office:value-type="string" calcext:value-type="string">
            <text:p>yáng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Sheep</text:p>
          </table:table-cell>
          <table:table-cell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⺷</text:p>
          </table:table-cell>
          <table:table-cell table:style-name="ce5" office:value-type="string" calcext:value-type="string">
            <text:p>yáng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Sheep</text:p>
          </table:table-cell>
          <table:table-cell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羽</text:p>
          </table:table-cell>
          <table:table-cell table:style-name="ce5" office:value-type="string" calcext:value-type="string">
            <text:p>yǔ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eather</text:p>
          </table:table-cell>
          <table:table-cell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耂</text:p>
          </table:table-cell>
          <table:table-cell table:style-name="ce5" office:value-type="string" calcext:value-type="string">
            <text:p>lǎo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Old</text:p>
          </table:table-cell>
          <table:table-cell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老</text:p>
          </table:table-cell>
          <table:table-cell table:style-name="ce5" office:value-type="string" calcext:value-type="string">
            <text:p>lǎo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Old / Senior</text:p>
          </table:table-cell>
          <table:table-cell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而</text:p>
          </table:table-cell>
          <table:table-cell table:style-name="ce5" office:value-type="string" calcext:value-type="string">
            <text:p>ér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And</text:p>
          </table:table-cell>
          <table:table-cell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耒</text:p>
          </table:table-cell>
          <table:table-cell table:style-name="ce5" office:value-type="string" calcext:value-type="string">
            <text:p>lěi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Plaw</text:p>
          </table:table-cell>
          <table:table-cell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耳</text:p>
          </table:table-cell>
          <table:table-cell table:style-name="ce5" office:value-type="string" calcext:value-type="string">
            <text:p>ěr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Ear</text:p>
          </table:table-cell>
          <table:table-cell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聿</text:p>
          </table:table-cell>
          <table:table-cell table:style-name="ce5" office:value-type="string" calcext:value-type="string">
            <text:p>yù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Brush</text:p>
          </table:table-cell>
          <table:table-cell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月</text:p>
          </table:table-cell>
          <table:table-cell table:style-name="ce5" office:value-type="string" calcext:value-type="string">
            <text:p>ròu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Meat / Moon</text:p>
          </table:table-cell>
          <table:table-cell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肉</text:p>
          </table:table-cell>
          <table:table-cell table:style-name="ce5" office:value-type="string" calcext:value-type="string">
            <text:p>ròu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lesh</text:p>
          </table:table-cell>
          <table:table-cell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臣</text:p>
          </table:table-cell>
          <table:table-cell table:style-name="ce5" office:value-type="string" calcext:value-type="string">
            <text:p>chén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Minister</text:p>
          </table:table-cell>
          <table:table-cell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自</text:p>
          </table:table-cell>
          <table:table-cell table:style-name="ce5" office:value-type="string" calcext:value-type="string">
            <text:p>zì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Oneself / Self</text:p>
          </table:table-cell>
          <table:table-cell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至</text:p>
          </table:table-cell>
          <table:table-cell table:style-name="ce5" office:value-type="string" calcext:value-type="string">
            <text:p>zhì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Arrive / Reach</text:p>
          </table:table-cell>
          <table:table-cell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臼</text:p>
          </table:table-cell>
          <table:table-cell table:style-name="ce5" office:value-type="string" calcext:value-type="string">
            <text:p>jiù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Mortar</text:p>
          </table:table-cell>
          <table:table-cell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舌</text:p>
          </table:table-cell>
          <table:table-cell table:style-name="ce5" office:value-type="string" calcext:value-type="string">
            <text:p>shé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Tongue</text:p>
          </table:table-cell>
          <table:table-cell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舛</text:p>
          </table:table-cell>
          <table:table-cell table:style-name="ce5" office:value-type="string" calcext:value-type="string">
            <text:p>chuǎn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Contrary</text:p>
          </table:table-cell>
          <table:table-cell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舟</text:p>
          </table:table-cell>
          <table:table-cell table:style-name="ce5" office:value-type="string" calcext:value-type="string">
            <text:p>zhōu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Boat / Ship</text:p>
          </table:table-cell>
          <table:table-cell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艮</text:p>
          </table:table-cell>
          <table:table-cell table:style-name="ce5" office:value-type="string" calcext:value-type="string">
            <text:p>gèn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Mountain</text:p>
          </table:table-cell>
          <table:table-cell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色</text:p>
          </table:table-cell>
          <table:table-cell table:style-name="ce5" office:value-type="string" calcext:value-type="string">
            <text:p>sè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Color</text:p>
          </table:table-cell>
          <table:table-cell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艹</text:p>
          </table:table-cell>
          <table:table-cell table:style-name="ce5" office:value-type="string" calcext:value-type="string">
            <text:p>cǎo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Grass</text:p>
          </table:table-cell>
          <table:table-cell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虍</text:p>
          </table:table-cell>
          <table:table-cell table:style-name="ce5" office:value-type="string" calcext:value-type="string">
            <text:p>hū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Stripes on a tiger</text:p>
          </table:table-cell>
          <table:table-cell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虫</text:p>
          </table:table-cell>
          <table:table-cell table:style-name="ce5" office:value-type="string" calcext:value-type="string">
            <text:p>chóng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Insect</text:p>
          </table:table-cell>
          <table:table-cell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血</text:p>
          </table:table-cell>
          <table:table-cell table:style-name="ce5" office:value-type="string" calcext:value-type="string">
            <text:p>xuè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Blood</text:p>
          </table:table-cell>
          <table:table-cell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行</text:p>
          </table:table-cell>
          <table:table-cell table:style-name="ce5" office:value-type="string" calcext:value-type="string">
            <text:p>xíng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Walk</text:p>
          </table:table-cell>
          <table:table-cell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衤</text:p>
          </table:table-cell>
          <table:table-cell table:style-name="ce5" office:value-type="string" calcext:value-type="string">
            <text:p>yī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lothes</text:p>
          </table:table-cell>
          <table:table-cell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衣</text:p>
          </table:table-cell>
          <table:table-cell table:style-name="ce5" office:value-type="string" calcext:value-type="string">
            <text:p>yī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Clothes</text:p>
          </table:table-cell>
          <table:table-cell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覀</text:p>
          </table:table-cell>
          <table:table-cell table:style-name="ce5" office:value-type="string" calcext:value-type="string">
            <text:p>yà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Cover</text:p>
          </table:table-cell>
          <table:table-cell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见</text:p>
          </table:table-cell>
          <table:table-cell table:style-name="ce5" office:value-type="string" calcext:value-type="string">
            <text:p>jiàn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ee</text:p>
          </table:table-cell>
          <table:table-cell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角</text:p>
          </table:table-cell>
          <table:table-cell table:style-name="ce5" office:value-type="string" calcext:value-type="string">
            <text:p>jiǎo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Horn</text:p>
          </table:table-cell>
          <table:table-cell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讠</text:p>
          </table:table-cell>
          <table:table-cell table:style-name="ce5" office:value-type="string" calcext:value-type="string">
            <text:p>yán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peech</text:p>
          </table:table-cell>
          <table:table-cell/>
        </table:table-row>
        <table:table-row table:style-name="ro4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言</text:p>
          </table:table-cell>
          <table:table-cell table:style-name="ce5" office:value-type="string" calcext:value-type="string">
            <text:p>yán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Speech</text:p>
          </table:table-cell>
          <table:table-cell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谷</text:p>
          </table:table-cell>
          <table:table-cell table:style-name="ce5" office:value-type="string" calcext:value-type="string">
            <text:p>gǔ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Valley / Grain</text:p>
          </table:table-cell>
          <table:table-cell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豆</text:p>
          </table:table-cell>
          <table:table-cell table:style-name="ce5" office:value-type="string" calcext:value-type="string">
            <text:p>dòu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ean</text:p>
          </table:table-cell>
          <table:table-cell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豕</text:p>
          </table:table-cell>
          <table:table-cell table:style-name="ce5" office:value-type="string" calcext:value-type="string">
            <text:p>shǐ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Pig</text:p>
          </table:table-cell>
          <table:table-cell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豸</text:p>
          </table:table-cell>
          <table:table-cell table:style-name="ce5" office:value-type="string" calcext:value-type="string">
            <text:p>zhì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Legless insect</text:p>
          </table:table-cell>
          <table:table-cell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贝</text:p>
          </table:table-cell>
          <table:table-cell table:style-name="ce5" office:value-type="string" calcext:value-type="string">
            <text:p>bèi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hell</text:p>
          </table:table-cell>
          <table:table-cell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赤</text:p>
          </table:table-cell>
          <table:table-cell table:style-name="ce5" office:value-type="string" calcext:value-type="string">
            <text:p>chì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Red</text:p>
          </table:table-cell>
          <table:table-cell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走</text:p>
          </table:table-cell>
          <table:table-cell table:style-name="ce5" office:value-type="string" calcext:value-type="string">
            <text:p>zǒu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Walk</text:p>
          </table:table-cell>
          <table:table-cell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足</text:p>
          </table:table-cell>
          <table:table-cell table:style-name="ce5" office:value-type="string" calcext:value-type="string">
            <text:p>zú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Foot</text:p>
          </table:table-cell>
          <table:table-cell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身</text:p>
          </table:table-cell>
          <table:table-cell table:style-name="ce5" office:value-type="string" calcext:value-type="string">
            <text:p>shēn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ody</text:p>
          </table:table-cell>
          <table:table-cell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车</text:p>
          </table:table-cell>
          <table:table-cell table:style-name="ce5" office:value-type="string" calcext:value-type="string">
            <text:p>chē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art / Vehicle</text:p>
          </table:table-cell>
          <table:table-cell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辛</text:p>
          </table:table-cell>
          <table:table-cell table:style-name="ce5" office:value-type="string" calcext:value-type="string">
            <text:p>xīn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itter</text:p>
          </table:table-cell>
          <table:table-cell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辰</text:p>
          </table:table-cell>
          <table:table-cell table:style-name="ce5" office:value-type="string" calcext:value-type="string">
            <text:p>chén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Day time</text:p>
          </table:table-cell>
          <table:table-cell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辶</text:p>
          </table:table-cell>
          <table:table-cell table:style-name="ce5" office:value-type="string" calcext:value-type="string">
            <text:p>chuò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Walk</text:p>
          </table:table-cell>
          <table:table-cell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阝</text:p>
          </table:table-cell>
          <table:table-cell table:style-name="ce5" office:value-type="string" calcext:value-type="string">
            <text:p>yì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ity</text:p>
          </table:table-cell>
          <table:table-cell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邑</text:p>
          </table:table-cell>
          <table:table-cell table:style-name="ce5" office:value-type="string" calcext:value-type="string">
            <text:p>yì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City</text:p>
          </table:table-cell>
          <table:table-cell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酉</text:p>
          </table:table-cell>
          <table:table-cell table:style-name="ce5" office:value-type="string" calcext:value-type="string">
            <text:p>yǒu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Wine vessel</text:p>
          </table:table-cell>
          <table:table-cell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釆</text:p>
          </table:table-cell>
          <table:table-cell table:style-name="ce5" office:value-type="string" calcext:value-type="string">
            <text:p>biàn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Collect</text:p>
          </table:table-cell>
          <table:table-cell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里</text:p>
          </table:table-cell>
          <table:table-cell table:style-name="ce5" office:value-type="string" calcext:value-type="string">
            <text:p>lǐ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Mile / Inside</text:p>
          </table:table-cell>
          <table:table-cell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钅</text:p>
          </table:table-cell>
          <table:table-cell table:style-name="ce5" office:value-type="string" calcext:value-type="string">
            <text:p>jīn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Metal</text:p>
          </table:table-cell>
          <table:table-cell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金</text:p>
          </table:table-cell>
          <table:table-cell table:style-name="ce5" office:value-type="string" calcext:value-type="string">
            <text:p>jīn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Metal / Gold</text:p>
          </table:table-cell>
          <table:table-cell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长</text:p>
          </table:table-cell>
          <table:table-cell table:style-name="ce5" office:value-type="string" calcext:value-type="string">
            <text:p>cháng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Long</text:p>
          </table:table-cell>
          <table:table-cell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门</text:p>
          </table:table-cell>
          <table:table-cell table:style-name="ce5" office:value-type="string" calcext:value-type="string">
            <text:p>mé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Gate</text:p>
          </table:table-cell>
          <table:table-cell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阜</text:p>
          </table:table-cell>
          <table:table-cell table:style-name="ce5" office:value-type="string" calcext:value-type="string">
            <text:p>fù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Mound</text:p>
          </table:table-cell>
          <table:table-cell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⻏</text:p>
          </table:table-cell>
          <table:table-cell table:style-name="ce5" office:value-type="string" calcext:value-type="string">
            <text:p>fù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ound</text:p>
          </table:table-cell>
          <table:table-cell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隶</text:p>
          </table:table-cell>
          <table:table-cell table:style-name="ce5" office:value-type="string" calcext:value-type="string">
            <text:p>lì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Slave</text:p>
          </table:table-cell>
          <table:table-cell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隹</text:p>
          </table:table-cell>
          <table:table-cell table:style-name="ce5" office:value-type="string" calcext:value-type="string">
            <text:p>zhuī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Short-tailed bird</text:p>
          </table:table-cell>
          <table:table-cell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雨</text:p>
          </table:table-cell>
          <table:table-cell table:style-name="ce5" office:value-type="string" calcext:value-type="string">
            <text:p>yǔ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Rain</text:p>
          </table:table-cell>
          <table:table-cell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青</text:p>
          </table:table-cell>
          <table:table-cell table:style-name="ce5" office:value-type="string" calcext:value-type="string">
            <text:p>qīng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Blue/Green</text:p>
          </table:table-cell>
          <table:table-cell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非</text:p>
          </table:table-cell>
          <table:table-cell table:style-name="ce5" office:value-type="string" calcext:value-type="string">
            <text:p>fēi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Wrong / Negate</text:p>
          </table:table-cell>
          <table:table-cell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面</text:p>
          </table:table-cell>
          <table:table-cell table:style-name="ce5" office:value-type="string" calcext:value-type="string">
            <text:p>miàn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ace</text:p>
          </table:table-cell>
          <table:table-cell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革</text:p>
          </table:table-cell>
          <table:table-cell table:style-name="ce5" office:value-type="string" calcext:value-type="string">
            <text:p>gé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Leather</text:p>
          </table:table-cell>
          <table:table-cell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韦</text:p>
          </table:table-cell>
          <table:table-cell table:style-name="ce5" office:value-type="string" calcext:value-type="string">
            <text:p>wěi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oft leather</text:p>
          </table:table-cell>
          <table:table-cell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韭</text:p>
          </table:table-cell>
          <table:table-cell table:style-name="ce5" office:value-type="string" calcext:value-type="string">
            <text:p>jiǔ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Leek</text:p>
          </table:table-cell>
          <table:table-cell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音</text:p>
          </table:table-cell>
          <table:table-cell table:style-name="ce5" office:value-type="string" calcext:value-type="string">
            <text:p>yīn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Sound</text:p>
          </table:table-cell>
          <table:table-cell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页</text:p>
          </table:table-cell>
          <table:table-cell table:style-name="ce5" office:value-type="string" calcext:value-type="string">
            <text:p>yè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Page</text:p>
          </table:table-cell>
          <table:table-cell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风</text:p>
          </table:table-cell>
          <table:table-cell table:style-name="ce5" office:value-type="string" calcext:value-type="string">
            <text:p>fēng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Wind</text:p>
          </table:table-cell>
          <table:table-cell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飞</text:p>
          </table:table-cell>
          <table:table-cell table:style-name="ce5" office:value-type="string" calcext:value-type="string">
            <text:p>fēi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ly</text:p>
          </table:table-cell>
          <table:table-cell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食</text:p>
          </table:table-cell>
          <table:table-cell table:style-name="ce5" office:value-type="string" calcext:value-type="string">
            <text:p>shí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Eat / Food</text:p>
          </table:table-cell>
          <table:table-cell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<text:s/>饣</text:p>
          </table:table-cell>
          <table:table-cell table:style-name="ce5" office:value-type="string" calcext:value-type="string">
            <text:p>shí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Eat</text:p>
          </table:table-cell>
          <table:table-cell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首</text:p>
          </table:table-cell>
          <table:table-cell table:style-name="ce5" office:value-type="string" calcext:value-type="string">
            <text:p>shǒu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Head</text:p>
          </table:table-cell>
          <table:table-cell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香</text:p>
          </table:table-cell>
          <table:table-cell table:style-name="ce5" office:value-type="string" calcext:value-type="string">
            <text:p>xiāng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ragrant</text:p>
          </table:table-cell>
          <table:table-cell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马</text:p>
          </table:table-cell>
          <table:table-cell table:style-name="ce5" office:value-type="string" calcext:value-type="string">
            <text:p>mǎ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orse</text:p>
          </table:table-cell>
          <table:table-cell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骨</text:p>
          </table:table-cell>
          <table:table-cell table:style-name="ce5" office:value-type="string" calcext:value-type="string">
            <text:p>gǔ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Bone</text:p>
          </table:table-cell>
          <table:table-cell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高</text:p>
          </table:table-cell>
          <table:table-cell table:style-name="ce5" office:value-type="string" calcext:value-type="string">
            <text:p>gāo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High</text:p>
          </table:table-cell>
          <table:table-cell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髟</text:p>
          </table:table-cell>
          <table:table-cell table:style-name="ce5" office:value-type="string" calcext:value-type="string">
            <text:p>biāo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Long hair</text:p>
          </table:table-cell>
          <table:table-cell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门</text:p>
          </table:table-cell>
          <table:table-cell table:style-name="ce5" office:value-type="string" calcext:value-type="string">
            <text:p>mé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Door</text:p>
          </table:table-cell>
          <table:table-cell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鬥</text:p>
          </table:table-cell>
          <table:table-cell table:style-name="ce5" office:value-type="string" calcext:value-type="string">
            <text:p>dòu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Fight</text:p>
          </table:table-cell>
          <table:table-cell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鬯</text:p>
          </table:table-cell>
          <table:table-cell table:style-name="ce5" office:value-type="string" calcext:value-type="string">
            <text:p>chàng</text:p>
          </table:table-cell>
          <table:table-cell table:style-name="ce2"/>
          <table:table-cell table:style-name="ce7" office:value-type="string" calcext:value-type="string">
            <text:p>Sacrificial wine</text:p>
          </table:table-cell>
          <table:table-cell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鬲</text:p>
          </table:table-cell>
          <table:table-cell table:style-name="ce5" office:value-type="string" calcext:value-type="string">
            <text:p>lì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Cauldron</text:p>
          </table:table-cell>
          <table:table-cell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鬼</text:p>
          </table:table-cell>
          <table:table-cell table:style-name="ce5" office:value-type="string" calcext:value-type="string">
            <text:p>guǐ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Ghost</text:p>
          </table:table-cell>
          <table:table-cell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鱼</text:p>
          </table:table-cell>
          <table:table-cell table:style-name="ce5" office:value-type="string" calcext:value-type="string">
            <text:p>yú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Fish</text:p>
          </table:table-cell>
          <table:table-cell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鸟</text:p>
          </table:table-cell>
          <table:table-cell table:style-name="ce5" office:value-type="string" calcext:value-type="string">
            <text:p>niǎo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ird</text:p>
          </table:table-cell>
          <table:table-cell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卤</text:p>
          </table:table-cell>
          <table:table-cell table:style-name="ce5" office:value-type="string" calcext:value-type="string">
            <text:p>lǔ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rine</text:p>
          </table:table-cell>
          <table:table-cell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鹿</text:p>
          </table:table-cell>
          <table:table-cell table:style-name="ce5" office:value-type="string" calcext:value-type="string">
            <text:p>lù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Deer</text:p>
          </table:table-cell>
          <table:table-cell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麦</text:p>
          </table:table-cell>
          <table:table-cell table:style-name="ce5" office:value-type="string" calcext:value-type="string">
            <text:p>mài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Wheat</text:p>
          </table:table-cell>
          <table:table-cell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麻</text:p>
          </table:table-cell>
          <table:table-cell table:style-name="ce5" office:value-type="string" calcext:value-type="string">
            <text:p>má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Hemp</text:p>
          </table:table-cell>
          <table:table-cell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黄</text:p>
          </table:table-cell>
          <table:table-cell table:style-name="ce5" office:value-type="string" calcext:value-type="string">
            <text:p>huáng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Yellow</text:p>
          </table:table-cell>
          <table:table-cell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黍</text:p>
          </table:table-cell>
          <table:table-cell table:style-name="ce5" office:value-type="string" calcext:value-type="string">
            <text:p>shǔ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Millet</text:p>
          </table:table-cell>
          <table:table-cell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黑</text:p>
          </table:table-cell>
          <table:table-cell table:style-name="ce5" office:value-type="string" calcext:value-type="string">
            <text:p>hēi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Black</text:p>
          </table:table-cell>
          <table:table-cell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黹</text:p>
          </table:table-cell>
          <table:table-cell table:style-name="ce5" office:value-type="string" calcext:value-type="string">
            <text:p>zhǐ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Embroidery</text:p>
          </table:table-cell>
          <table:table-cell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黾</text:p>
          </table:table-cell>
          <table:table-cell table:style-name="ce5" office:value-type="string" calcext:value-type="string">
            <text:p>měng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Frog</text:p>
          </table:table-cell>
          <table:table-cell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鼎</text:p>
          </table:table-cell>
          <table:table-cell table:style-name="ce5" office:value-type="string" calcext:value-type="string">
            <text:p>dǐng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Tripod</text:p>
          </table:table-cell>
          <table:table-cell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鼓</text:p>
          </table:table-cell>
          <table:table-cell table:style-name="ce5" office:value-type="string" calcext:value-type="string">
            <text:p>gǔ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Drum</text:p>
          </table:table-cell>
          <table:table-cell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鼠</text:p>
          </table:table-cell>
          <table:table-cell table:style-name="ce5" office:value-type="string" calcext:value-type="string">
            <text:p>shǔ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Rat</text:p>
          </table:table-cell>
          <table:table-cell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鼻</text:p>
          </table:table-cell>
          <table:table-cell table:style-name="ce5" office:value-type="string" calcext:value-type="string">
            <text:p>bí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Nose</text:p>
          </table:table-cell>
          <table:table-cell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齐</text:p>
          </table:table-cell>
          <table:table-cell table:style-name="ce5" office:value-type="string" calcext:value-type="string">
            <text:p>qí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Neat</text:p>
          </table:table-cell>
          <table:table-cell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齿</text:p>
          </table:table-cell>
          <table:table-cell table:style-name="ce5" office:value-type="string" calcext:value-type="string">
            <text:p>chǐ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Tooth</text:p>
          </table:table-cell>
          <table:table-cell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龙</text:p>
          </table:table-cell>
          <table:table-cell table:style-name="ce5" office:value-type="string" calcext:value-type="string">
            <text:p>lóng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Dragon</text:p>
          </table:table-cell>
          <table:table-cell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龟</text:p>
          </table:table-cell>
          <table:table-cell table:style-name="ce5" office:value-type="string" calcext:value-type="string">
            <text:p>guī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Turtle</text:p>
          </table:table-cell>
          <table:table-cell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龠</text:p>
          </table:table-cell>
          <table:table-cell table:style-name="ce5" office:value-type="string" calcext:value-type="string">
            <text:p>yuè</text:p>
          </table:table-cell>
          <table:table-cell table:style-name="ce2"/>
          <table:table-cell table:style-name="ce7" office:value-type="string" calcext:value-type="string">
            <text:p>Flute</text:p>
          </table:table-cell>
          <table:table-cell/>
        </table:table-row>
        <table:table-row table:style-name="ro4" table:number-rows-repeated="1048318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5:25:25.245000000</meta:creation-date>
    <dc:date>2023-12-21T15:28:39.697000000</dc:date>
    <meta:editing-duration>PT3M14S</meta:editing-duration>
    <meta:editing-cycles>2</meta:editing-cycles>
    <meta:generator>LibreOffice/7.4.4.2$Windows_X86_64 LibreOffice_project/85569322deea74ec9134968a29af2df5663baa21</meta:generator>
    <meta:document-statistic meta:table-count="1" meta:cell-count="1283" meta:object-count="0"/>
  </office:meta>
</office:document-meta>
</file>